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89cm" fo:min-width="3.974cm"/>
    </style:style>
    <style:style style:name="gr2" style:family="graphic" style:parent-style-name="standard">
      <style:graphic-properties svg:stroke-color="#ff8000" draw:fill-color="#ffffff" draw:textarea-horizontal-align="justify" draw:textarea-vertical-align="middle" draw:auto-grow-height="false" fo:min-height="0.894cm" fo:min-width="4.072cm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097cm" fo:min-width="0.847cm"/>
    </style:style>
    <style:style style:name="gr5" style:family="graphic" style:parent-style-name="standard">
      <style:graphic-properties svg:stroke-color="#800080" draw:fill-color="#ffffff" draw:textarea-horizontal-align="justify" draw:textarea-vertical-align="middle" draw:auto-grow-height="false" fo:min-height="1.147cm" fo:min-width="6.104cm"/>
    </style:style>
    <style:style style:name="gr6" style:family="graphic" style:parent-style-name="standard">
      <style:graphic-properties svg:stroke-color="#ff8000" draw:fill-color="#ffffff" draw:textarea-horizontal-align="justify" draw:textarea-vertical-align="middle" draw:auto-grow-height="false" fo:min-height="1.274cm" fo:min-width="2.93cm"/>
    </style:style>
    <style:style style:name="gr7" style:family="graphic" style:parent-style-name="standard">
      <style:graphic-properties svg:stroke-color="#800080" draw:fill-color="#ffffff" draw:textarea-horizontal-align="justify" draw:textarea-vertical-align="middle" draw:auto-grow-height="false" fo:min-height="1.147cm" fo:min-width="4.072cm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1.084cm" fo:min-width="3.374cm"/>
    </style:style>
    <style:style style:name="gr9" style:family="graphic" style:parent-style-name="standard">
      <style:graphic-properties svg:stroke-color="#800080" draw:fill-color="#ffffff" draw:textarea-horizontal-align="justify" draw:textarea-vertical-align="middle" draw:auto-grow-height="false" fo:min-height="2.417cm" fo:min-width="6.612cm"/>
    </style:style>
    <style:style style:name="gr10" style:family="graphic" style:parent-style-name="standard">
      <style:graphic-properties svg:stroke-color="#ff8000" draw:fill-color="#ffffff" draw:textarea-horizontal-align="justify" draw:textarea-vertical-align="middle" draw:auto-grow-height="false" fo:min-height="0.83cm" fo:min-width="3.374cm"/>
    </style:style>
    <style:style style:name="gr11" style:family="graphic" style:parent-style-name="standard">
      <style:graphic-properties svg:stroke-color="#800080" draw:fill-color="#ffffff" draw:textarea-horizontal-align="justify" draw:textarea-vertical-align="middle" draw:auto-grow-height="false" fo:min-height="2.544cm" fo:min-width="4.707cm"/>
    </style:style>
    <style:style style:name="gr12" style:family="graphic" style:parent-style-name="standard">
      <style:graphic-properties svg:stroke-color="#ff8000" draw:fill-color="#ffffff" draw:textarea-horizontal-align="justify" draw:textarea-vertical-align="middle" draw:auto-grow-height="false" fo:min-height="0.83cm" fo:min-width="3.056cm"/>
    </style:style>
    <style:style style:name="gr13" style:family="graphic" style:parent-style-name="standard">
      <style:graphic-properties svg:stroke-color="#800080" draw:fill-color="#ffffff" draw:textarea-horizontal-align="justify" draw:textarea-vertical-align="middle" draw:auto-grow-height="false" fo:min-height="2.925cm" fo:min-width="9.406cm"/>
    </style:style>
    <style:style style:name="gr14" style:family="graphic" style:parent-style-name="standard">
      <style:graphic-properties svg:stroke-color="#800080" draw:fill-color="#ffffff" draw:textarea-horizontal-align="justify" draw:textarea-vertical-align="middle" draw:auto-grow-height="false" fo:min-height="3.56cm" fo:min-width="4.961cm"/>
    </style:style>
    <style:style style:name="gr15" style:family="graphic" style:parent-style-name="standard">
      <style:graphic-properties svg:stroke-color="#ff8000" draw:fill-color="#ffffff" draw:textarea-horizontal-align="justify" draw:textarea-vertical-align="middle" draw:auto-grow-height="false" fo:min-height="1.91cm" fo:min-width="3.374cm"/>
    </style:style>
    <style:style style:name="gr16" style:family="graphic" style:parent-style-name="standard">
      <style:graphic-properties svg:stroke-color="#800080" draw:fill-color="#ffffff" draw:textarea-horizontal-align="justify" draw:textarea-vertical-align="middle" draw:auto-grow-height="false" fo:min-height="5.211cm" fo:min-width="5.723cm"/>
    </style:style>
    <style:style style:name="gr17" style:family="graphic" style:parent-style-name="standard">
      <style:graphic-properties svg:stroke-color="#ff8000" draw:fill-color="#ffffff" draw:textarea-horizontal-align="justify" draw:textarea-vertical-align="middle" draw:auto-grow-height="false" fo:min-height="0.894cm" fo:min-width="1.532cm"/>
    </style:style>
    <style:style style:name="gr18" style:family="graphic" style:parent-style-name="standard">
      <style:graphic-properties svg:stroke-color="#800080" draw:fill-color="#ffffff" draw:textarea-horizontal-align="justify" draw:textarea-vertical-align="middle" draw:auto-grow-height="false" fo:min-height="2.036cm" fo:min-width="5.154cm"/>
    </style:style>
    <style:style style:name="gr19" style:family="graphic" style:parent-style-name="standard">
      <style:graphic-properties svg:stroke-color="#ff8000" draw:fill-color="#ffffff" draw:textarea-horizontal-align="justify" draw:textarea-vertical-align="middle" draw:auto-grow-height="false" fo:min-height="1.084cm" fo:min-width="2.168cm"/>
    </style:style>
    <style:style style:name="gr20" style:family="graphic" style:parent-style-name="standard">
      <style:graphic-properties svg:stroke-color="#800080" draw:fill-color="#ffffff" draw:textarea-horizontal-align="justify" draw:textarea-vertical-align="middle" draw:auto-grow-height="false" fo:min-height="1.401cm" fo:min-width="4.961cm"/>
    </style:style>
    <style:style style:name="gr21" style:family="graphic" style:parent-style-name="standard">
      <style:graphic-properties svg:stroke-color="#800080" draw:fill-color="#ffffff" draw:textarea-horizontal-align="justify" draw:textarea-vertical-align="middle" draw:auto-grow-height="false" fo:min-height="1.655cm" fo:min-width="2.802cm"/>
    </style:style>
    <style:style style:name="gr22" style:family="graphic" style:parent-style-name="standard">
      <style:graphic-properties svg:stroke-color="#800080" draw:fill-color="#ffffff" draw:textarea-horizontal-align="justify" draw:textarea-vertical-align="middle" draw:auto-grow-height="false" fo:min-height="3.052cm" fo:min-width="4.961cm"/>
    </style:style>
    <style:style style:name="gr23" style:family="graphic" style:parent-style-name="standard">
      <style:graphic-properties svg:stroke-color="#800080" draw:fill-color="#ffffff" draw:textarea-horizontal-align="justify" draw:textarea-vertical-align="middle" draw:auto-grow-height="false" fo:min-height="0.766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0000"/>
      <style:paragraph-properties fo:text-align="center"/>
      <style:text-properties fo:color="#ffffff"/>
    </style:style>
    <style:style style:name="P5" style:family="paragraph">
      <loext:graphic-properties draw:fill-color="#ff0000"/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1.651cm" svg:x="18.018cm" svg:y="1.635cm">
          <text:p text:style-name="P1">A key was type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144cm" svg:height="2.286cm" svg:x="17.002cm" svg:y="4.429cm">
          <text:p text:style-name="P1">Is it a 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21.574cm" svg:y1="3.286cm" svg:x2="21.574cm" svg:y2="4.429cm">
          <text:p/>
        </draw:line>
        <draw:custom-shape draw:style-name="gr4" draw:text-style-name="P4" xml:id="id1" draw:id="id1" draw:layer="layout" svg:width="1.905cm" svg:height="1.905cm" svg:x="26.146cm" svg:y="4.683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905cm" svg:x="15.097cm" svg:y="4.556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6.604cm" svg:height="1.397cm" svg:x="35.417cm" svg:y="15.097cm">
          <text:p text:style-name="P1">It is added to number1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858cm" svg:height="3.048cm" svg:x="29.448cm" svg:y="2.524cm">
          <text:p text:style-name="P1">Is oper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905cm" svg:height="1.905cm" svg:x="31.988cm" svg:y="5.57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1.905cm" svg:height="1.905cm" svg:x="36.179cm" svg:y="3.159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4.572cm" svg:height="1.397cm" svg:x="39.1cm" svg:y="12.049cm">
          <text:p text:style-name="P1">It is added to </text:p>
          <text:p text:style-name="P1">number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986cm" svg:y1="6.207cm" svg:x2="15.986cm" svg:y2="8.493cm">
          <text:p/>
        </draw:line>
        <draw:custom-shape draw:style-name="gr8" draw:text-style-name="P2" draw:layer="layout" svg:width="7.747cm" svg:height="2.667cm" svg:x="12.049cm" svg:y="8.493cm">
          <text:p text:style-name="P1">Is character in [+,-,x,/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out" svg:width="1.905cm" svg:height="1.905cm" svg:x="19.796cm" svg:y="8.874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1.905cm" svg:height="1.905cm" svg:x="10.144cm" svg:y="8.747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.112cm" svg:height="2.667cm" svg:x="28.432cm" svg:y="17.256cm">
          <text:p text:style-name="P1">Assign to oper and</text:p>
          <text:p text:style-name="P1">Start adding to number2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7.747cm" svg:height="2.667cm" svg:x="3.794cm" svg:y="11.668cm">
          <text:p text:style-name="P1">Is character =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7.099cm" svg:y1="4.683cm" svg:x2="29.448cm" svg:y2="4.048cm" draw:start-shape="id1" draw:start-glue-point="4" draw:end-shape="id2" draw:end-glue-point="5" svg:d="M27099 4683v-635h2349" svg:viewBox="0 0 2350 636">
          <text:p/>
        </draw:connector>
        <draw:custom-shape draw:style-name="gr10" draw:text-style-name="P2" xml:id="id4" draw:id="id4" draw:layer="layout" svg:width="7.747cm" svg:height="2.159cm" svg:x="17.002cm" svg:y="11.795cm">
          <text:p text:style-name="P1">Is number1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6" draw:id="id6" draw:layer="layout" svg:width="5.207cm" svg:height="2.794cm" svg:x="28.94cm" svg:y="13.319cm">
          <text:p text:style-name="P1">Assign 0 to</text:p>
          <text:p text:style-name="P1">Number1</text:p>
          <text:p text:style-name="P1">And assign</text:p>
          <text:p text:style-name="P1">Character to oper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.905cm" svg:height="1.905cm" svg:x="24.749cm" svg:y="11.92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0.749cm" svg:y1="10.779cm" svg:x2="20.876cm" svg:y2="11.795cm" draw:start-shape="id3" draw:start-glue-point="8" draw:end-shape="id4" draw:end-glue-point="4" svg:d="M20749 10779v508h127v508" svg:viewBox="0 0 128 1017">
          <text:p/>
        </draw:connector>
        <draw:connector draw:style-name="gr3" draw:text-style-name="P3" draw:layer="layout" svg:x1="26.654cm" svg:y1="12.875cm" svg:x2="28.94cm" svg:y2="14.716cm" draw:start-shape="id5" draw:start-glue-point="10" draw:end-shape="id6" draw:end-glue-point="3" svg:d="M26654 12875h1143v1841h1143" svg:viewBox="0 0 2287 1842">
          <text:p/>
        </draw:connector>
        <draw:custom-shape draw:style-name="gr4" draw:text-style-name="P5" draw:layer="layout" svg:width="1.905cm" svg:height="1.905cm" svg:x="19.923cm" svg:y="13.954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812cm" svg:y1="15.859cm" svg:x2="20.812cm" svg:y2="17.51cm">
          <text:p/>
        </draw:line>
        <draw:custom-shape draw:style-name="gr12" draw:text-style-name="P2" draw:layer="layout" svg:width="7.112cm" svg:height="2.159cm" svg:x="17.383cm" svg:y="17.51cm">
          <text:p text:style-name="P1">Is number2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7" draw:id="id7" draw:layer="layout" svg:width="1.905cm" svg:height="1.905cm" svg:x="19.923cm" svg:y="19.669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905cm" svg:x="24.336cm" svg:y="17.637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6.146cm" svg:y1="18.653cm" svg:x2="28.559cm" svg:y2="18.653cm">
          <text:p/>
        </draw:line>
        <draw:custom-shape draw:style-name="gr13" draw:text-style-name="P2" xml:id="id8" draw:id="id8" draw:layer="layout" svg:width="9.906cm" svg:height="3.175cm" svg:x="28.305cm" svg:y="21.32cm">
          <text:p text:style-name="P1">Apply operation</text:p>
          <text:p text:style-name="P1">And assign result to</text:p>
          <text:p text:style-name="P1">Number1, set number2</text:p>
          <text:p text:style-name="P1">And oper undefined ang flag fals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876cm" svg:y1="21.574cm" svg:x2="28.305cm" svg:y2="22.907cm" draw:start-shape="id7" draw:start-glue-point="8" draw:end-shape="id8" draw:end-glue-point="3" svg:d="M20876 21574v1333h7429" svg:viewBox="0 0 7430 1334">
          <text:p/>
        </draw:connector>
        <draw:custom-shape draw:style-name="gr4" draw:text-style-name="P5" xml:id="id21" draw:id="id21" draw:layer="layout" svg:width="1.905cm" svg:height="1.905cm" svg:x="1.889cm" svg:y="12.049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144cm" svg:y1="9.7cm" svg:x2="7.668cm" svg:y2="11.668cm" draw:start-shape="id9" draw:start-glue-point="6" draw:end-shape="id10" draw:end-glue-point="4" svg:d="M10144 9700h-2476v1968" svg:viewBox="0 0 2477 1969">
          <text:p/>
        </draw:connector>
        <draw:custom-shape draw:style-name="gr4" draw:text-style-name="P4" xml:id="id19" draw:id="id19" draw:layer="layout" svg:width="1.905cm" svg:height="1.905cm" svg:x="11.541cm" svg:y="11.92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4" draw:id="id34" draw:layer="layout" svg:width="5.461cm" svg:height="3.81cm" svg:x="29.829cm" svg:y="25.511cm">
          <text:p text:style-name="P1">Apply result</text:p>
          <text:p text:style-name="P1">Method, </text:p>
          <text:p text:style-name="P1">Flag false,</text:p>
          <text:p text:style-name="P1">Number 2 and</text:p>
          <text:p text:style-name="P1">Oper undef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2" draw:id="id22" draw:layer="layout" svg:width="7.747cm" svg:height="4.318cm" svg:x="0.492cm" svg:y="20.05cm">
          <text:p text:style-name="P1">Is character in </text:p>
          <text:p text:style-name="P1">[%,power2,root,</text:p>
          <text:p text:style-name="P1">Inverser,+/-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3" draw:id="id23" draw:layer="layout" svg:width="1.905cm" svg:height="1.905cm" svg:x="11.287cm" svg:y="15.097cm">
          <text:p text:style-name="P1"><text:span text:style-name="T1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38" draw:id="id38" draw:layer="layout" svg:width="6.223cm" svg:height="5.461cm" svg:x="1.889cm" svg:y="34.782cm">
          <text:p text:style-name="P1">Apply method to</text:p>
          <text:p text:style-name="P1">Number1 and</text:p>
          <text:p text:style-name="P1">Reassign</text:p>
          <text:p text:style-name="P1">Number1,</text:p>
          <text:p text:style-name="P1">Flag false,</text:p>
          <text:p text:style-name="P1">Number2 undefined</text:p>
          <text:p text:style-name="P1">Oper undefined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6.858cm" svg:height="3.048cm" svg:x="36.687cm" svg:y="6.842cm">
          <text:p text:style-name="P1">Is oper in</text:p>
          <text:p text:style-name="P1">[+,-,x,/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1.905cm" svg:height="1.905cm" svg:x="34.782cm" svg:y="7.477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5.735cm" svg:y1="9.382cm" svg:x2="41.386cm" svg:y2="12.049cm" draw:start-shape="id11" draw:start-glue-point="8" draw:end-shape="id12" draw:end-glue-point="0" svg:d="M35735 9382v1333h5651v1334" svg:viewBox="0 0 5652 2668">
          <text:p/>
        </draw:connector>
        <draw:connector draw:style-name="gr3" draw:text-style-name="P3" draw:layer="layout" svg:x1="38.084cm" svg:y1="4.112cm" svg:x2="40.116cm" svg:y2="6.842cm" draw:start-shape="id13" draw:start-glue-point="10" draw:end-shape="id14" draw:end-glue-point="4" svg:d="M38084 4112h2032v2730" svg:viewBox="0 0 2033 2731">
          <text:p/>
        </draw:connector>
        <draw:custom-shape draw:style-name="gr17" draw:text-style-name="P2" draw:layer="layout" svg:width="4.064cm" svg:height="2.286cm" svg:x="30.845cm" svg:y="8.62cm">
          <text:p text:style-name="P1">Is flag tr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32.877cm" svg:y1="7.477cm" svg:x2="32.877cm" svg:y2="8.62cm">
          <text:p/>
        </draw:line>
        <draw:custom-shape draw:style-name="gr4" draw:text-style-name="P4" xml:id="id15" draw:id="id15" draw:layer="layout" svg:width="1.905cm" svg:height="1.905cm" svg:x="31.861cm" svg:y="10.779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3.766cm" svg:y1="11.732cm" svg:x2="38.719cm" svg:y2="15.097cm" draw:start-shape="id15" draw:start-glue-point="10" draw:end-shape="id16" draw:end-glue-point="0" svg:d="M33766 11732h4953v3365" svg:viewBox="0 0 4954 3366">
          <text:p/>
        </draw:connector>
        <draw:custom-shape draw:style-name="gr4" draw:text-style-name="P5" xml:id="id17" draw:id="id17" draw:layer="layout" svg:width="1.905cm" svg:height="1.905cm" svg:x="28.94cm" svg:y="8.747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5.654cm" svg:height="2.286cm" svg:x="23.159cm" svg:y="6.842cm">
          <text:p text:style-name="P1">Number1 assign to</text:p>
          <text:p text:style-name="P1">Number typed and </text:p>
          <text:p text:style-name="P1">flag tr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8.94cm" svg:y1="9.7cm" svg:x2="25.986cm" svg:y2="9.128cm" draw:start-shape="id17" draw:start-glue-point="6" draw:end-shape="id18" draw:end-glue-point="2" svg:d="M28940 9700h-2954v-572" svg:viewBox="0 0 2955 573">
          <text:p/>
        </draw:connector>
        <draw:custom-shape draw:style-name="gr19" draw:text-style-name="P2" xml:id="id20" draw:id="id20" draw:layer="layout" svg:width="5.334cm" svg:height="2.667cm" svg:x="13.192cm" svg:y="14.843cm">
          <text:p text:style-name="P1">Is number1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446cm" svg:y1="12.875cm" svg:x2="15.859cm" svg:y2="14.843cm" draw:start-shape="id19" draw:start-glue-point="10" draw:end-shape="id20" draw:end-glue-point="4" svg:d="M13446 12875h2413v1968" svg:viewBox="0 0 2414 1969">
          <text:p/>
        </draw:connector>
        <draw:custom-shape draw:style-name="gr4" draw:text-style-name="P5" xml:id="id25" draw:id="id25" draw:layer="layout" svg:width="1.905cm" svg:height="1.905cm" svg:x="14.843cm" svg:y="17.637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842cm" svg:y1="13.954cm" svg:x2="4.366cm" svg:y2="20.05cm" draw:start-shape="id21" draw:start-glue-point="8" draw:end-shape="id22" draw:end-glue-point="4" svg:d="M2842 13954v3048h1524v3048" svg:viewBox="0 0 1525 6097">
          <text:p/>
        </draw:connector>
        <draw:custom-shape draw:style-name="gr20" draw:text-style-name="P2" xml:id="id28" draw:id="id28" draw:layer="layout" svg:width="5.461cm" svg:height="1.651cm" svg:x="13.065cm" svg:y="26.908cm">
          <text:p text:style-name="P1">screen=number1</text:p>
          <text:p text:style-name="P1">flag=false</text:p>
          <draw:enhanced-geometry svg:viewBox="0 0 21600 21600" draw:type="rectangle" draw:enhanced-path="M 0 0 L 21600 0 21600 21600 0 21600 0 0 Z N"/>
        </draw:custom-shape>
        <draw:custom-shape draw:style-name="gr21" draw:text-style-name="P2" xml:id="id24" draw:id="id24" draw:layer="layout" svg:width="3.302cm" svg:height="1.905cm" svg:x="6.334cm" svg:y="15.224cm">
          <text:p text:style-name="P1">Screen=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287cm" svg:y1="16.05cm" svg:x2="9.636cm" svg:y2="16.176cm" draw:start-shape="id23" draw:start-glue-point="6" draw:end-shape="id24" draw:end-glue-point="1" svg:d="M11287 16050h-826v126h-825" svg:viewBox="0 0 1652 127">
          <text:p/>
        </draw:connector>
        <draw:custom-shape draw:style-name="gr19" draw:text-style-name="P2" xml:id="id26" draw:id="id26" draw:layer="layout" svg:width="5.334cm" svg:height="2.667cm" svg:x="13.192cm" svg:y="20.812cm">
          <text:p text:style-name="P1">Is oper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796cm" svg:y1="19.542cm" svg:x2="15.859cm" svg:y2="20.812cm" draw:start-shape="id25" draw:start-glue-point="8" draw:end-shape="id26" draw:end-glue-point="4" svg:d="M15796 19542v635h63v635" svg:viewBox="0 0 64 1271">
          <text:p/>
        </draw:connector>
        <draw:custom-shape draw:style-name="gr4" draw:text-style-name="P4" xml:id="id27" draw:id="id27" draw:layer="layout" svg:width="1.905cm" svg:height="1.905cm" svg:x="14.97cm" svg:y="23.479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1" draw:id="id31" draw:layer="layout" svg:width="1.905cm" svg:height="1.905cm" svg:x="22.336cm" svg:y="27.543cm">
          <text:p text:style-name="P1"><text:span text:style-name="T1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9" draw:id="id29" draw:layer="layout" svg:width="1.905cm" svg:height="1.905cm" svg:x="18.399cm" svg:y="21.32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5.923cm" svg:y1="25.384cm" svg:x2="15.795cm" svg:y2="26.908cm" draw:start-shape="id27" draw:start-glue-point="8" draw:end-shape="id28" draw:end-glue-point="0" svg:d="M15923 25384v762h-128v762" svg:viewBox="0 0 129 1525">
          <text:p/>
        </draw:connector>
        <draw:custom-shape draw:style-name="gr22" draw:text-style-name="P2" xml:id="id32" draw:id="id32" draw:layer="layout" svg:width="5.461cm" svg:height="3.302cm" svg:x="24.749cm" svg:y="30.718cm">
          <text:p text:style-name="P1">Assign number1 to</text:p>
          <text:p text:style-name="P1">Number2 and</text:p>
          <text:p text:style-name="P1">Get result</text:p>
          <text:p text:style-name="P1">flag=false</text:p>
          <draw:enhanced-geometry svg:viewBox="0 0 21600 21600" draw:type="rectangle" draw:enhanced-path="M 0 0 L 21600 0 21600 21600 0 21600 0 0 Z N"/>
        </draw:custom-shape>
        <draw:custom-shape draw:style-name="gr19" draw:text-style-name="P2" xml:id="id30" draw:id="id30" draw:layer="layout" svg:width="5.334cm" svg:height="2.667cm" svg:x="20.685cm" svg:y="24.876cm">
          <text:p text:style-name="P1">Is number2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9.352cm" svg:y1="23.225cm" svg:x2="20.685cm" svg:y2="26.21cm" draw:start-shape="id29" draw:start-glue-point="8" draw:end-shape="id30" draw:end-glue-point="5" svg:d="M19352 23225v2985h1333" svg:viewBox="0 0 1334 2986">
          <text:p/>
        </draw:connector>
        <draw:connector draw:style-name="gr3" draw:text-style-name="P3" draw:layer="layout" svg:x1="23.289cm" svg:y1="29.448cm" svg:x2="27.479cm" svg:y2="30.718cm" draw:start-shape="id31" draw:start-glue-point="8" draw:end-shape="id32" draw:end-glue-point="0" svg:d="M23289 29448v635h4190v635" svg:viewBox="0 0 4191 1271">
          <text:p/>
        </draw:connector>
        <draw:custom-shape draw:style-name="gr4" draw:text-style-name="P5" xml:id="id33" draw:id="id33" draw:layer="layout" svg:width="1.905cm" svg:height="1.905cm" svg:x="25.892cm" svg:y="25.13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7.797cm" svg:y1="26.083cm" svg:x2="29.829cm" svg:y2="27.416cm" draw:start-shape="id33" draw:start-glue-point="10" draw:end-shape="id34" draw:end-glue-point="3" svg:d="M27797 26083h1016v1333h1016" svg:viewBox="0 0 2033 1334">
          <text:p/>
        </draw:connector>
        <draw:custom-shape draw:style-name="gr19" draw:text-style-name="P2" xml:id="id36" draw:id="id36" draw:layer="layout" svg:width="5.334cm" svg:height="2.667cm" svg:x="1.508cm" svg:y="28.051cm">
          <text:p text:style-name="P1">Is number1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5" draw:id="id35" draw:layer="layout" svg:width="1.905cm" svg:height="1.905cm" svg:x="3.413cm" svg:y="24.368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366cm" svg:y1="26.273cm" svg:x2="4.175cm" svg:y2="28.051cm" draw:start-shape="id35" draw:start-glue-point="8" draw:end-shape="id36" draw:end-glue-point="4" svg:d="M4366 26273v889h-191v889" svg:viewBox="0 0 192 1779">
          <text:p/>
        </draw:connector>
        <draw:custom-shape draw:style-name="gr4" draw:text-style-name="P5" xml:id="id37" draw:id="id37" draw:layer="layout" svg:width="1.905cm" svg:height="1.905cm" svg:x="3.159cm" svg:y="30.718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112cm" svg:y1="32.623cm" svg:x2="5cm" svg:y2="34.782cm" draw:start-shape="id37" draw:start-glue-point="8" draw:end-shape="id38" draw:end-glue-point="0" svg:d="M4112 32623v1079h888v1080" svg:viewBox="0 0 889 2160">
          <text:p/>
        </draw:connector>
        <draw:custom-shape draw:style-name="gr4" draw:text-style-name="P4" xml:id="id39" draw:id="id39" draw:layer="layout" svg:width="1.905cm" svg:height="1.905cm" svg:x="6.842cm" svg:y="28.305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5.461cm" svg:height="1.016cm" svg:x="9.001cm" svg:y="36.433cm">
          <text:p text:style-name="P1">screen=0</text:p>
          <draw:enhanced-geometry svg:viewBox="0 0 21600 21600" draw:type="rectangle" draw:enhanced-path="M 0 0 L 21600 0 21600 21600 0 21600 0 0 Z N"/>
        </draw:custom-shape>
        <draw:custom-shape draw:style-name="gr19" draw:text-style-name="P2" xml:id="id40" draw:id="id40" draw:layer="layout" svg:width="5.334cm" svg:height="2.667cm" svg:x="9.255cm" svg:y="30.591cm">
          <text:p text:style-name="P1">Is character</text:p>
          <text:p text:style-name="P1">invers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1" draw:id="id41" draw:layer="layout" svg:width="1.905cm" svg:height="1.905cm" svg:x="14.462cm" svg:y="30.97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42" draw:id="id42" draw:layer="layout" svg:width="5.461cm" svg:height="1.651cm" svg:x="17.256cm" svg:y="34.528cm">
          <text:p text:style-name="P1">screen=cannot</text:p>
          <text:p text:style-name="P1">Divide by 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747cm" svg:y1="29.258cm" svg:x2="11.922cm" svg:y2="30.591cm" draw:start-shape="id39" draw:start-glue-point="10" draw:end-shape="id40" draw:end-glue-point="4" svg:d="M8747 29258h3175v1333" svg:viewBox="0 0 3176 1334">
          <text:p/>
        </draw:connector>
        <draw:connector draw:style-name="gr3" draw:text-style-name="P3" draw:layer="layout" svg:x1="16.367cm" svg:y1="31.925cm" svg:x2="19.986cm" svg:y2="34.528cm" draw:start-shape="id41" draw:start-glue-point="10" draw:end-shape="id42" draw:end-glue-point="0" svg:d="M16367 31925h3619v2603" svg:viewBox="0 0 3620 2604">
          <text:p/>
        </draw:connector>
        <draw:custom-shape draw:style-name="gr4" draw:text-style-name="P5" xml:id="id43" draw:id="id43" draw:layer="layout" svg:width="1.905cm" svg:height="1.905cm" svg:x="10.906cm" svg:y="33.258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1.859cm" svg:y1="35.163cm" svg:x2="11.922cm" svg:y2="36.306cm" draw:start-shape="id43" draw:start-glue-point="8" svg:d="M11859 35163v822h63v321" svg:viewBox="0 0 64 11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30T22:07:03.771000000</meta:creation-date>
    <meta:editing-duration>PT2H30M43S</meta:editing-duration>
    <meta:editing-cycles>8</meta:editing-cycles>
    <meta:generator>LibreOffice/6.3.0.4$Windows_X86_64 LibreOffice_project/057fc023c990d676a43019934386b85b21a9ee99</meta:generator>
    <dc:date>2020-12-31T01:39:52.350000000</dc:date>
    <meta:document-statistic meta:object-count="81"/>
  </office:meta>
</office:document-meta>
</file>